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F" svg:font-family="" style:font-family-generic="roman"/>
    <style:font-face style:name="FreeSans2" svg:font-family="FreeSans" style:font-family-generic="swiss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DejaVu Sans2" svg:font-family="'DejaVu Sans'" style:font-pitch="variable"/>
    <style:font-face style:name="FreeSans1" svg:font-family="FreeSans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rsid="0018fbb7" officeooo:paragraph-rsid="0018fbb7"/>
    </style:style>
    <style:style style:name="P2" style:family="paragraph" style:parent-style-name="Text_20_body">
      <style:text-properties officeooo:rsid="001178c9" officeooo:paragraph-rsid="001178c9"/>
    </style:style>
    <style:style style:name="P3" style:family="paragraph" style:parent-style-name="Text_20_body">
      <style:text-properties officeooo:paragraph-rsid="001178c9"/>
    </style:style>
    <style:style style:name="P4" style:family="paragraph" style:parent-style-name="Text_20_body">
      <style:text-properties officeooo:rsid="00120305" officeooo:paragraph-rsid="00120305"/>
    </style:style>
    <style:style style:name="P5" style:family="paragraph" style:parent-style-name="Text_20_body">
      <style:text-properties officeooo:rsid="0018fbb7" officeooo:paragraph-rsid="0018fbb7"/>
    </style:style>
    <style:style style:name="P6" style:family="paragraph" style:parent-style-name="Title">
      <style:text-properties officeooo:rsid="001178c9" officeooo:paragraph-rsid="001178c9"/>
    </style:style>
    <style:style style:name="P7" style:family="paragraph">
      <style:paragraph-properties fo:text-align="center"/>
      <style:text-properties fo:color="#000000" style:font-name="F" fo:font-size="12pt"/>
    </style:style>
    <style:style style:name="P8" style:family="paragraph">
      <loext:graphic-properties draw:fill-color="#ff5757"/>
      <style:paragraph-properties fo:text-align="center"/>
      <style:text-properties fo:color="#000000" style:font-name="F" fo:font-size="12pt"/>
    </style:style>
    <style:style style:name="P9" style:family="paragraph">
      <loext:graphic-properties draw:fill-color="#6fd6ff"/>
      <style:paragraph-properties fo:text-align="center"/>
      <style:text-properties fo:color="#000000" style:font-name="F" fo:font-size="12pt"/>
    </style:style>
    <style:style style:name="P10" style:family="paragraph">
      <loext:graphic-properties draw:fill-color="#eeeeee"/>
      <style:paragraph-properties fo:text-align="center"/>
      <style:text-properties fo:color="#000000" style:font-name="F" fo:font-size="12pt"/>
    </style:style>
    <style:style style:name="P11" style:family="paragraph">
      <style:paragraph-properties fo:text-align="center"/>
      <style:text-properties style:font-name="F" fo:font-size="12pt"/>
    </style:style>
    <style:style style:name="P12" style:family="paragraph">
      <loext:graphic-properties draw:fill-color="#222222"/>
      <style:paragraph-properties fo:text-align="center"/>
      <style:text-properties fo:color="#ffffff" style:font-name="F" fo:font-size="12pt"/>
    </style:style>
    <style:style style:name="T1" style:family="text">
      <style:text-properties officeooo:rsid="001178c9"/>
    </style:style>
    <style:style style:name="T2" style:family="text">
      <style:text-properties officeooo:rsid="0013742c"/>
    </style:style>
    <style:style style:name="T3" style:family="text">
      <style:text-properties officeooo:rsid="00143ba2"/>
    </style:style>
    <style:style style:name="T4" style:family="text">
      <style:text-properties officeooo:rsid="00161aaa"/>
    </style:style>
    <style:style style:name="T5" style:family="text">
      <style:text-properties style:font-name="Source Code Pro"/>
    </style:style>
    <style:style style:name="T6" style:family="text">
      <style:text-properties fo:color="#000000" style:font-name="F" fo:font-size="12pt"/>
    </style:style>
    <style:style style:name="T7" style:family="text">
      <style:text-properties fo:color="#ffffff" style:font-name="F" fo:font-size="12pt"/>
    </style:style>
    <style:style style:name="gr1" style:family="graphic">
      <style:graphic-properties svg:stroke-color="#ff5757" draw:fill-color="#ff5757" draw:textarea-horizontal-align="justify" draw:textarea-vertical-align="middle" draw:auto-grow-height="false" fo:min-height="0.635cm" fo:min-width="2.3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6fd6ff" draw:fill-color="#6fd6ff" draw:textarea-horizontal-align="justify" draw:textarea-vertical-align="middle" draw:auto-grow-height="false" fo:min-height="0.635cm" fo:min-width="2.3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fill-color="#eeeeee" draw:textarea-horizontal-align="justify" draw:textarea-vertical-align="middle" draw:auto-grow-height="false" fo:min-height="0.635cm" fo:min-width="2.3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000000" draw:fill-color="#222222" draw:textarea-horizontal-align="justify" draw:textarea-vertical-align="middle" draw:auto-grow-height="false" fo:min-height="0.635cm" fo:min-width="2.3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harte graphique</text:p>
      <text:p text:style-name="Subtitle">Nils Ponsard pour le site <text:a xlink:type="simple" xlink:href="http://nilsponsard.software/" text:style-name="Internet_20_link" text:visited-style-name="Visited_20_Internet_20_Link">nilsponsard.software</text:a></text:p>
      <text:p text:style-name="P2"/>
      <text:h text:style-name="Heading_20_1" text:outline-level="1">Couleurs</text:h>
      <text:p text:style-name="P3"><draw:custom-shape text:anchor-type="paragraph" draw:z-index="0" draw:name="Shape1" draw:style-name="gr4" draw:text-style-name="P12" svg:width="2.356cm" svg:height="0.636cm" svg:x="10.991cm" svg:y="-0.132cm"><text:p text:style-name="P11"><text:span text:style-name="T7">#222222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3" draw:text-style-name="P10" svg:width="2.356cm" svg:height="0.636cm" svg:x="3.228cm" svg:y="0.503cm"><text:p text:style-name="P7"><text:span text:style-name="T6">#EEEEEE</text:span></text:p><draw:enhanced-geometry svg:viewBox="0 0 21600 21600" draw:type="rectangle" draw:enhanced-path="M 0 0 L 21600 0 21600 21600 0 21600 0 0 Z N"/></draw:custom-shape><text:span text:style-name="T1">Les deux couleurs principales sont le gris sombre <text:s text:c="48"/>et le gris clair </text:span></text:p>
      <text:p text:style-name="P2">Ces couleurs ont été choisies pour donner un aspect simple au site qui est donc sans couleurs.</text:p>
      <text:p text:style-name="P4"><draw:custom-shape text:anchor-type="paragraph" draw:z-index="2" draw:name="Shape1" draw:style-name="gr2" draw:text-style-name="P9" svg:width="2.356cm" svg:height="0.636cm" svg:x="9.932cm" svg:y="-0.143cm"><text:p text:style-name="P7"><text:span text:style-name="T6">#6FD6FF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1" draw:text-style-name="P8" svg:width="2.356cm" svg:height="0.636cm" svg:x="14.991cm" svg:y="-0.136cm"><text:p text:style-name="P7"><text:span text:style-name="T6">#FF5757</text:span></text:p><draw:enhanced-geometry svg:viewBox="0 0 21600 21600" draw:type="rectangle" draw:enhanced-path="M 0 0 L 21600 0 21600 21600 0 21600 0 0 Z N"/></draw:custom-shape>Les couleurs d’accent sur le logo sont le bleu <text:s text:c="20"/>et le rouge <text:tab/><text:tab/> <text:s text:c="2"/><text:span text:style-name="T2">qui permettent de donner un effet calme.</text:span></text:p>
      <text:p text:style-name="P4">La couleur des images s’affiche au survol de <text:span text:style-name="T3">la souris</text:span>.</text:p>
      <text:p text:style-name="P4">Les boutons <text:span text:style-name="T4">sont gris et au survole passent au bleu pour indiquer qu’il est sélectionné.</text:span></text:p>
      <text:h text:style-name="P1" text:outline-level="1">Police </text:h>
      <text:p text:style-name="P5">La police sur le site et le logo est <text:span text:style-name="T5">Source code Pro</text:span> <text:a xlink:type="simple" xlink:href="https://github.com/adobe-fonts/source-code-pro" text:style-name="Internet_20_link" text:visited-style-name="Visited_20_Internet_20_Link">https://github.com/adobe-fonts/source-code-pro</text:a> qui est une police de code source pour donner un thème programmation et informatique.</text:p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F" svg:font-family="" style:font-family-generic="roman"/>
    <style:font-face style:name="FreeSans2" svg:font-family="FreeSans" style:font-family-generic="swiss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DejaVu Sans2" svg:font-family="'DejaVu Sans'" style:font-pitch="variable"/>
    <style:font-face style:name="FreeSans1" svg:font-family="FreeSans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FR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17T15:31:51.894290585</dc:date>
    <meta:editing-duration>PT21M49S</meta:editing-duration>
    <meta:editing-cycles>9</meta:editing-cycles>
    <meta:generator>LibreOffice/6.3.4.2.0$Linux_X86_64 LibreOffice_project/30$Build-2</meta:generator>
    <meta:document-statistic meta:table-count="0" meta:image-count="0" meta:object-count="0" meta:page-count="1" meta:paragraph-count="10" meta:word-count="110" meta:character-count="738" meta:non-whitespace-character-count="563"/>
  </office:meta>
</office:document-meta>
</file>